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C536A007D43AC74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836cm, 10.241cm, 29.153cm, 14.2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993cm" svg:height="11.526cm" svg:x="0.507cm" svg:y="0.4cm">
          <draw:image xlink:href="Pictures/1000000000000BD000000FC0C536A007D43AC74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29T07:42:00.187148795</dc:date>
    <meta:editing-duration>PT3M1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